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37cb" officeooo:paragraph-rsid="001837cb"/>
    </style:style>
    <style:style style:name="P2" style:family="paragraph" style:parent-style-name="Standard">
      <style:text-properties officeooo:paragraph-rsid="001848d7"/>
    </style:style>
    <style:style style:name="P3" style:family="paragraph" style:parent-style-name="Standard">
      <style:text-properties officeooo:rsid="0019fcdf" officeooo:paragraph-rsid="0019fcdf"/>
    </style:style>
    <style:style style:name="T1" style:family="text">
      <style:text-properties officeooo:rsid="001837cb"/>
    </style:style>
    <style:style style:name="T2" style:family="text">
      <style:text-properties officeooo:rsid="001848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NAVBAR VIDEO</text:span></text:p>
      <text:p text:style-name="P2"><text:a xlink:type="simple" xlink:href="https://www.youtube.com/watch?v=gXkqy0b4M5g" text:style-name="Internet_20_link" text:visited-style-name="Visited_20_Internet_20_Link">https://www.youtube.com/watch?v=gXkqy0b4M5g</text:a></text:p>
      <text:p text:style-name="Standard"/>
      <text:p text:style-name="P1">HERO IMAGE DOC</text:p>
      <text:p text:style-name="Standard"><text:a xlink:type="simple" xlink:href="https://codetheweb.blog/2017/12/07/fullscreen-image-hero/" text:style-name="Internet_20_link" text:visited-style-name="Visited_20_Internet_20_Link">https://codetheweb.blog/2017/12/07/fullscreen-image-hero/</text:a></text:p>
      <text:p text:style-name="Standard"/>
      <text:p text:style-name="P3">MATERIAL ICONS VIDEO</text:p>
      <text:p text:style-name="Standard"><text:a xlink:type="simple" xlink:href="https://www.youtube.com/watch?v=7cmmoMw9oxE" text:style-name="Internet_20_link" text:visited-style-name="Visited_20_Internet_20_Link">https://www.youtube.com/watch?v=7cmmoMw9ox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07:33:31.568963362</meta:creation-date>
    <dc:date>2020-03-18T06:56:20.397774504</dc:date>
    <meta:editing-duration>PT2M5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1" meta:character-count="189" meta:non-whitespace-character-count="184"/>
  </office:meta>
</office:document-meta>
</file>